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9ff6a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paragraph-rsid="0015651b" style:font-weight-asian="bold" style:font-weight-complex="bold"/>
    </style:style>
    <style:style style:name="P3" style:family="paragraph" style:parent-style-name="Standard">
      <style:text-properties officeooo:rsid="001ba641" officeooo:paragraph-rsid="001ba641"/>
    </style:style>
    <style:style style:name="P4" style:family="paragraph" style:parent-style-name="Standard">
      <style:text-properties officeooo:paragraph-rsid="001ba641"/>
    </style:style>
    <style:style style:name="P5" style:family="paragraph" style:parent-style-name="Standard">
      <style:text-properties officeooo:rsid="001aed23" officeooo:paragraph-rsid="001aed23"/>
    </style:style>
    <style:style style:name="T1" style:family="text">
      <style:text-properties officeooo:rsid="0015651b"/>
    </style:style>
    <style:style style:name="T2" style:family="text">
      <style:text-properties officeooo:rsid="0018097c"/>
    </style:style>
    <style:style style:name="T3" style:family="text">
      <style:text-properties officeooo:rsid="0019ff6a"/>
    </style:style>
    <style:style style:name="T4" style:family="text">
      <style:text-properties officeooo:rsid="001aed23"/>
    </style:style>
    <style:style style:name="T5" style:family="text">
      <style:text-properties officeooo:rsid="001ba641"/>
    </style:style>
    <style:style style:name="T6" style:family="text">
      <style:text-properties officeooo:rsid="001ea7c1"/>
    </style:style>
    <style:style style:name="T7" style:family="text">
      <style:text-properties officeooo:rsid="001f1bb8"/>
    </style:style>
    <style:style style:name="T8" style:family="text">
      <style:text-properties officeooo:rsid="0020c7c3"/>
    </style:style>
    <style:style style:name="T9" style:family="text">
      <style:text-properties officeooo:rsid="00238c4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nux Test <text:s/><text:span text:style-name="T2">16</text:span>/1/20<text:span text:style-name="T2">19 Mrunal H Patadia</text:span></text:p>
      <text:p text:style-name="Standard">1. How i can see from command prompt that on which directory you are ?</text:p>
      <text:p text:style-name="Standard">- <text:span text:style-name="T1">PWD</text:span></text:p>
      <text:p text:style-name="Standard">2. How i can change permission of file to read only for that user ?</text:p>
      <text:p text:style-name="Standard">- chmod 444 ‘<text:span text:style-name="T3">filename’</text:span></text:p>
      <text:p text:style-name="Standard">3. how i can create new user ?</text:p>
      <text:p text:style-name="Standard">- <text:span text:style-name="T3">adduser ‘username’ [only root can create user or groups] </text:span></text:p>
      <text:p text:style-name="Standard">4. how i can install mysql in ubuntu ?</text:p>
      <text:p text:style-name="P1">- <text:span text:style-name="Source_20_Text">sudo apt-get update <text:s text:c="14"/></text:span><text:span text:style-name="Source_20_Text"><text:span text:style-name="T3">[update ubantu]</text:span></text:span></text:p>
      <text:p text:style-name="P1"><text:span text:style-name="Source_20_Text"><text:s/>sudo apt-get install mysql-server </text:span><text:span text:style-name="Source_20_Text"><text:span text:style-name="T3">[install mysql]</text:span></text:span></text:p>
      <text:p text:style-name="Standard">5. How i can set insert mode on VI editor ? And how i can save data in file using VI editor ?</text:p>
      <text:p text:style-name="P1">- Press<text:span text:style-name="T3"> ‘i’ key <text:s/>to set insert mode <text:s text:c="31"/>[for writing script]</text:span></text:p>
      <text:p text:style-name="P5"><text:s text:c="3"/>ESC to return </text:p>
      <text:p text:style-name="P5"><text:s text:c="3"/>write :wq to save &amp; ./file name for execute script</text:p>
      <text:p text:style-name="Standard">6. if i want to search from history of command then which short cut i can use ?</text:p>
      <text:p text:style-name="Standard">- Ctrl+R <text:span text:style-name="T4">and type your command name</text:span></text:p>
      <text:p text:style-name="P3"><text:s text:c="3"/>press Ctrl+C to come out </text:p>
      <text:p text:style-name="Standard">7. Write a command which gives me running mysql process and its pid</text:p>
      <text:p text:style-name="Standard">- <text:s/><text:span text:style-name="T5">ps | grep mysql </text:span></text:p>
      <text:p text:style-name="P4">8. which command helps me to copy file from my local machine to remote machine ?</text:p>
      <text:p text:style-name="P4"><text:s/>Give one example</text:p>
      <text:p text:style-name="Standard">- <text:s/></text:p>
      <text:p text:style-name="Standard">9. Write a command that will display all .txt files, including its individual permission.</text:p>
      <text:p text:style-name="Standard">- ls -l *.txt <text:span text:style-name="T5">[current folder]</text:span></text:p>
      <text:p text:style-name="Standard">10. How can i terminate all process at once ?</text:p>
      <text:p text:style-name="Standard">- <text:span text:style-name="Source_20_Text">killall5 -9</text:span></text:p>
      <text:p text:style-name="Standard">11. how i can get first 10 lines of any file ?</text:p>
      <text:p text:style-name="Standard">- <text:s/>head -10 h_D_S.sh </text:p>
      <text:p text:style-name="Standard">12. how i can know free space on disk ?</text:p>
      <text:p text:style-name="Standard">- <text:span text:style-name="T6">df- h</text:span></text:p>
      <text:p text:style-name="Standard">13. write command which remove folder from my machine.</text:p>
      <text:p text:style-name="Standard">- <text:span text:style-name="T6">rmdir -f ‘folder name’</text:span></text:p>
      <text:p text:style-name="Standard">14. Which command helps me to search contents of a file for particular pattern ?</text:p>
      <text:p text:style-name="Standard">- <text:s/><text:span text:style-name="T7">grep -i “any_word” ‘*||filename’</text:span></text:p>
      <text:p text:style-name="Standard">15. Write command to display current date in the form dd/mm/yyyy.</text:p>
      <text:p text:style-name="Standard">- date +%d/%m/%Y</text:p>
      <text:p text:style-name="Standard">16. how i can remove all lines from file ? (without removing that file)</text:p>
      <text:p text:style-name="Standard">- echo &gt; ‘<text:span text:style-name="T8">file name</text:span>’ <text:span text:style-name="T8">[overwrite the file]</text:span></text:p>
      <text:p text:style-name="Standard">17. The permission ­rwxr—r— represented in octal expression will be ?</text:p>
      <text:p text:style-name="Standard">A. 777</text:p>
      <text:p text:style-name="Standard">B. 511</text:p>
      <text:p text:style-name="Standard">C. 744</text:p>
      <text:p text:style-name="Standard">D. 711</text:p>
      <text:p text:style-name="Standard">- chmod 744 script.txt</text:p>
      <text:p text:style-name="Standard">18. Which command can be use for change user password ?</text:p>
      <text:p text:style-name="Standard">- <text:span text:style-name="Source_20_Text">passwd</text:span></text:p>
      <text:p text:style-name="Standard">19. how and where i can set test.rapidops.com against localhost ?</text:p>
      <text:p text:style-name="Standard">-</text:p>
      <text:p text:style-name="Standard">20. Create file and set its group as root</text:p>
      <text:p text:style-name="Standard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2:11:53.348641635</meta:creation-date>
    <dc:date>2019-01-16T14:19:43.128626114</dc:date>
    <meta:editing-duration>PT25M22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50" meta:word-count="388" meta:character-count="1971" meta:non-whitespace-character-count="1566"/>
  </office:meta>
</office:document-meta>
</file>